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55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20680003">
            <text:p>20680003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office:value-type="float" office:value="68">
            <text:p>68</text:p>
          </table:table-cell>
          <table:table-cell office:value-type="string">
            <text:p>Denali</text:p>
          </table:table-cell>
          <table:table-cell office:value-type="float" office:value="63.7232000007481">
            <text:p>63.7232000007</text:p>
          </table:table-cell>
          <table:table-cell office:value-type="float" office:value="-148.9676">
            <text:p>-148.9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62" meta:object-count="0"/>
    <meta:generator>LibreOffice/3.5$Linux_X86_64 LibreOffice_project/350m1$Build-2</meta:generator>
  </office:meta>
</office:document-meta>
</file>